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625bdf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625bdf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625bdf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625bd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38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11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11"/>
      <text:p text:style-name="P211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12">Dimecres <text:tab/>18/10/23</text:p>
      <text:p text:style-name="P86">Examen i solució d'examen.</text:p>
      <text:p text:style-name="P86"/>
      <text:p text:style-name="P86"/>
      <text:p text:style-name="P213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4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43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5"/>
      <text:p text:style-name="P215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16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17">D<text:span text:style-name="T21">imecres</text:span><text:tab/><text:span text:style-name="T27">01</text:span>/<text:span text:style-name="T23">11</text:span>/23</text:p>
      <text:p text:style-name="P113">Festiu Tots sants</text:p>
      <text:p text:style-name="P235"/>
      <text:p text:style-name="P235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39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40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41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42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18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19"/>
      <text:p text:style-name="P220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21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22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3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4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4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5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26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27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28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9">Pes envàs buit 17,5 kg.</text:p>
      <text:p text:style-name="P199">Refrigerant R-410A → 500 g</text:p>
      <text:p text:style-name="P199">Refrigerant R-134a → 2,5 kg</text:p>
      <text:p text:style-name="P199">Pesam envasos, identifiquem el refrigerant mesurant la pressió de vapor (a 20 ºC: R-134<text:span text:style-name="T56">a</text:span> 4,7 bar, R-410A 13,4 bar).</text:p>
      <text:p text:style-name="P199">Treiem buit de equip a/a.</text:p>
      <text:p text:style-name="P199"/>
      <text:p text:style-name="P229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0"/>
      <text:p text:style-name="P229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1">Comencem amb l'exercici 3.1.2-1</text:p>
      <text:p text:style-name="P201"/>
      <text:p text:style-name="P230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2">Co<text:span text:style-name="T58">ntinuem</text:span> amb l'exercici 3.1.2-1</text:p>
      <text:p text:style-name="P202"/>
      <text:p text:style-name="P230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2">Co<text:span text:style-name="T58">ntinuem</text:span> amb l'exercici 3.1.2-1</text:p>
      <text:p text:style-name="P202"/>
      <text:p text:style-name="P202"/>
      <text:p text:style-name="P231">D<text:span text:style-name="T21">illuns</text:span><text:tab/><text:tab/><text:span text:style-name="T55">29</text:span>/<text:span text:style-name="T47">01</text:span>/2<text:span text:style-name="T47">4</text:span></text:p>
      <text:p text:style-name="P204">Carreg<text:span text:style-name="T61">u</text:span>em aire condicionat split IX39 amb 350 g de R-600a (isobutà).</text:p>
      <text:p text:style-name="P204">Funcionament </text:p>
      <text:p text:style-name="P204">fred → evaporació 1,2 bar → 10ºC</text:p>
      <text:p text:style-name="P204">calor → condensació 5,5 bar → 40 ºC</text:p>
      <text:p text:style-name="P204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5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5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6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36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37"/>
      <text:p text:style-name="P204">Per a R-410A</text:p>
      <text:p text:style-name="P204">fred →10ºC → evaporació 10,5 bar </text:p>
      <text:p text:style-name="P204">calor → 40 ºC →condensació 25 bar </text:p>
      <text:p text:style-name="P204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4"/>
      <text:p text:style-name="P207">Omplim simulador amb nitrogen a pressió de 10 bar , <text:span text:style-name="T62">per comprovar estanquitat</text:span>.</text:p>
      <text:p text:style-name="P207"/>
      <text:p text:style-name="P232"/>
      <text:p text:style-name="P244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8">Preparació examen del 31/01/14</text:p>
      <text:p text:style-name="P232"/>
      <text:p text:style-name="P232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8">Examen.</text:p>
      <text:p text:style-name="P208"/>
      <text:p text:style-name="P233">D<text:span text:style-name="T64">ijous</text:span><text:tab/><text:tab/><text:tab/><text:span text:style-name="T64">01</text:span>/<text:span text:style-name="T47">02</text:span>/2<text:span text:style-name="T47">4</text:span></text:p>
      <text:p text:style-name="P210">Baixa.</text:p>
      <text:p text:style-name="P209"/>
      <text:p text:style-name="P208"/>
      <text:p text:style-name="P234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50">D<text:span text:style-name="T21">illuns</text:span><text:tab/><text:tab/><text:span text:style-name="T66">05</text:span>/<text:span text:style-name="T47">02</text:span>/2<text:span text:style-name="T47">4</text:span></text:p>
      <text:p text:style-name="P247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47"/>
      <text:p text:style-name="P247"><text:span text:style-name="T66">Mesurem temperatura en </text:span>aire condicionat split IX39 <text:s/></text:p>
      <text:p text:style-name="P247">fred → evaporació 1,2 bar → 10ºC →<text:span text:style-name="T66"> temperatura mesurada en canonada prima 12 ºC</text:span></text:p>
      <text:p text:style-name="P249">temperatura mesurada en canonada gruixuda 19 ºC</text:p>
      <text:p text:style-name="P249">Sobreescalfament 7 K</text:p>
      <text:p text:style-name="P249">Temperatura ambient 22,5 ºC</text:p>
      <text:p text:style-name="P249">Sortida aire en unitat interior 16 ºC</text:p>
      <text:p text:style-name="P249">Sortida aire en unitat exterior 24 ºC</text:p>
      <text:p text:style-name="P249"/>
      <text:p text:style-name="P249"/>
      <text:p text:style-name="P249"/>
      <text:p text:style-name="P2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6T05:39:31.476431515</dc:date>
    <meta:editing-duration>PT55M33S</meta:editing-duration>
    <meta:editing-cycles>86</meta:editing-cycles>
    <meta:document-statistic meta:table-count="0" meta:image-count="0" meta:object-count="8" meta:page-count="10" meta:paragraph-count="340" meta:word-count="1427" meta:character-count="9715" meta:non-whitespace-character-count="854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